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E6000002BB09F194FEF731D4DD.png" manifest:media-type="image/png"/>
  <manifest:file-entry manifest:full-path="Pictures/10000000000006A400000104CBD0A50C428CBA2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593*"/>
    </style:style>
    <style:style style:name="Taula1.B" style:family="table-column">
      <style:table-column-properties style:column-width="3.893cm" style:rel-column-width="2207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.699cm" style:rel-column-width="6548*"/>
    </style:style>
    <style:style style:name="Taula4.B" style:family="table-column">
      <style:table-column-properties style:column-width="15.302cm" style:rel-column-width="58987*"/>
    </style:style>
    <style:style style:name="Tau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padding="0.097cm" fo:border-left="0.05pt solid #000000" fo:border-right="none" fo:border-top="none" fo:border-bottom="0.05pt solid #000000"/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1.699cm" style:rel-column-width="6548*"/>
    </style:style>
    <style:style style:name="Taula7.B" style:family="table-column">
      <style:table-column-properties style:column-width="15.302cm" style:rel-column-width="58987*"/>
    </style:style>
    <style:style style:name="Taula7.A1" style:family="table-cell">
      <style:table-cell-properties fo:padding="0.097cm" fo:border-left="0.05pt solid #000000" fo:border-right="none" fo:border-top="0.05pt solid #000000" fo:border-bottom="none"/>
    </style:style>
    <style:style style:name="Tau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7.A2" style:family="table-cell">
      <style:table-cell-properties fo:padding="0.097cm" fo:border-left="0.05pt solid #000000" fo:border-right="none" fo:border-top="0.05pt solid #000000" fo:border-bottom="0.05pt solid #000000"/>
    </style:style>
    <style:style style:name="Taula7.B2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699cm" style:rel-column-width="6548*"/>
    </style:style>
    <style:style style:name="Tabla1.B" style:family="table-column">
      <style:table-column-properties style:column-width="15.302cm" style:rel-column-width="5898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7cm" table:align="margins"/>
    </style:style>
    <style:style style:name="Taula8.A" style:family="table-column">
      <style:table-column-properties style:column-width="1.699cm" style:rel-column-width="6548*"/>
    </style:style>
    <style:style style:name="Taula8.B" style:family="table-column">
      <style:table-column-properties style:column-width="15.302cm" style:rel-column-width="58987*"/>
    </style:style>
    <style:style style:name="Taula8.A1" style:family="table-cell">
      <style:table-cell-properties fo:padding="0.097cm" fo:border-left="0.05pt solid #000000" fo:border-right="none" fo:border-top="0.05pt solid #000000" fo:border-bottom="none"/>
    </style:style>
    <style:style style:name="Taula8.B1" style:family="table-cell">
      <style:table-cell-properties fo:padding="0.097cm" fo:border-left="0.05pt solid #000000" fo:border-right="0.05pt solid #000000" fo:border-top="0.05pt solid #000000" fo:border-bottom="none"/>
    </style:style>
    <style:style style:name="Taula8.A2" style:family="table-cell">
      <style:table-cell-properties fo:padding="0.097cm" fo:border-left="0.05pt solid #000000" fo:border-right="none" fo:border-top="none" fo:border-bottom="none"/>
    </style:style>
    <style:style style:name="Taula8.B2" style:family="table-cell">
      <style:table-cell-properties fo:padding="0.097cm" fo:border-left="0.05pt solid #000000" fo:border-right="0.05pt solid #000000" fo:border-top="none" fo:border-bottom="none"/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.699cm" style:rel-column-width="6548*"/>
    </style:style>
    <style:style style:name="Tabla2.B" style:family="table-column">
      <style:table-column-properties style:column-width="15.302cm" style:rel-column-width="5898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.695cm" style:rel-column-width="6534*"/>
    </style:style>
    <style:style style:name="Tabla3.B" style:family="table-column">
      <style:table-column-properties style:column-width="15.305cm" style:rel-column-width="59001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17" style:family="table-cell">
      <style:table-cell-properties fo:padding="0.097cm" fo:border-left="0.05pt solid #000000" fo:border-right="none" fo:border-top="none" fo:border-bottom="0.05pt solid #000000"/>
    </style:style>
    <style:style style:name="Tabla3.B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8pt" officeooo:rsid="001bba47" officeooo:paragraph-rsid="001bba47" style:font-size-asian="18pt" style:font-size-complex="18pt"/>
    </style:style>
    <style:style style:name="P1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a8d97" officeooo:paragraph-rsid="002a8d97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>
      <style:text-properties officeooo:paragraph-rsid="002f07fd"/>
    </style:style>
    <style:style style:name="P26" style:family="paragraph" style:parent-style-name="Text_20_body">
      <style:text-properties officeooo:paragraph-rsid="0030b43c"/>
    </style:style>
    <style:style style:name="P27" style:family="paragraph" style:parent-style-name="Text_20_body">
      <style:text-properties officeooo:rsid="0030bb5c" officeooo:paragraph-rsid="0030bb5c"/>
    </style:style>
    <style:style style:name="P28" style:family="paragraph" style:parent-style-name="Text_20_body">
      <style:text-properties officeooo:rsid="00350403" officeooo:paragraph-rsid="0036b9cb"/>
    </style:style>
    <style:style style:name="P29" style:family="paragraph" style:parent-style-name="Text_20_body">
      <style:text-properties officeooo:rsid="00350403" officeooo:paragraph-rsid="003a178f"/>
    </style:style>
    <style:style style:name="P30" style:family="paragraph" style:parent-style-name="Text_20_body">
      <style:text-properties officeooo:rsid="00350403" officeooo:paragraph-rsid="003bb519"/>
    </style:style>
    <style:style style:name="P31" style:family="paragraph" style:parent-style-name="Text_20_body">
      <style:text-properties officeooo:paragraph-rsid="0036b9cb"/>
    </style:style>
    <style:style style:name="P32" style:family="paragraph" style:parent-style-name="Text_20_body">
      <style:text-properties officeooo:rsid="0036b9cb" officeooo:paragraph-rsid="0036b9cb"/>
    </style:style>
    <style:style style:name="P33" style:family="paragraph" style:parent-style-name="Text_20_body">
      <style:text-properties officeooo:rsid="0036b9cb" officeooo:paragraph-rsid="003bb519"/>
    </style:style>
    <style:style style:name="P34" style:family="paragraph" style:parent-style-name="Text_20_body">
      <style:text-properties officeooo:rsid="0036b9cb" officeooo:paragraph-rsid="003fc282"/>
    </style:style>
    <style:style style:name="P35" style:family="paragraph" style:parent-style-name="Text_20_body">
      <style:text-properties officeooo:rsid="0036b9cb" officeooo:paragraph-rsid="00462c75"/>
    </style:style>
    <style:style style:name="P36" style:family="paragraph" style:parent-style-name="Text_20_body">
      <style:text-properties officeooo:paragraph-rsid="003a7cc2"/>
    </style:style>
    <style:style style:name="P37" style:family="paragraph" style:parent-style-name="Text_20_body">
      <style:text-properties officeooo:rsid="003b16a1" officeooo:paragraph-rsid="003b16a1"/>
    </style:style>
    <style:style style:name="P38" style:family="paragraph" style:parent-style-name="Text_20_body">
      <style:text-properties officeooo:paragraph-rsid="003bb519"/>
    </style:style>
    <style:style style:name="P39" style:family="paragraph" style:parent-style-name="Text_20_body">
      <style:text-properties officeooo:rsid="003ed20f" officeooo:paragraph-rsid="003ed20f"/>
    </style:style>
    <style:style style:name="P40" style:family="paragraph" style:parent-style-name="Text_20_body">
      <style:text-properties officeooo:rsid="003ed20f" officeooo:paragraph-rsid="004087aa"/>
    </style:style>
    <style:style style:name="P41" style:family="paragraph" style:parent-style-name="Text_20_body">
      <style:text-properties officeooo:rsid="003ed20f" officeooo:paragraph-rsid="00425e37"/>
    </style:style>
    <style:style style:name="P42" style:family="paragraph" style:parent-style-name="Text_20_body">
      <style:text-properties officeooo:paragraph-rsid="003fc282"/>
    </style:style>
    <style:style style:name="P43" style:family="paragraph" style:parent-style-name="Text_20_body">
      <style:text-properties officeooo:rsid="003fc282" officeooo:paragraph-rsid="003fc282"/>
    </style:style>
    <style:style style:name="P44" style:family="paragraph" style:parent-style-name="Text_20_body">
      <style:text-properties style:font-name="Calibri1"/>
    </style:style>
    <style:style style:name="P45" style:family="paragraph" style:parent-style-name="Text_20_body">
      <style:text-properties style:font-name="Calibri1" officeooo:rsid="0043e67a" officeooo:paragraph-rsid="0043e67a"/>
    </style:style>
    <style:style style:name="P46" style:family="paragraph" style:parent-style-name="Text_20_body">
      <style:text-properties style:font-name="Calibri1" officeooo:rsid="0043e67a" officeooo:paragraph-rsid="00462c75"/>
    </style:style>
    <style:style style:name="P47" style:family="paragraph" style:parent-style-name="Text_20_body">
      <style:text-properties style:font-name="Calibri1" officeooo:paragraph-rsid="00462c75"/>
    </style:style>
    <style:style style:name="P48" style:family="paragraph" style:parent-style-name="Text_20_body">
      <style:text-properties style:font-name="Calibri1" officeooo:rsid="0053d8e7" officeooo:paragraph-rsid="0053d8e7"/>
    </style:style>
    <style:style style:name="P49" style:family="paragraph" style:parent-style-name="Text_20_body">
      <style:text-properties style:font-name="Calibri1" officeooo:rsid="00579bd5" officeooo:paragraph-rsid="00579bd5"/>
    </style:style>
    <style:style style:name="P50" style:family="paragraph" style:parent-style-name="Text_20_body">
      <style:text-properties officeooo:paragraph-rsid="00462c75"/>
    </style:style>
    <style:style style:name="P51" style:family="paragraph" style:parent-style-name="Text_20_body">
      <style:text-properties officeooo:rsid="00462c75" officeooo:paragraph-rsid="00462c75"/>
    </style:style>
    <style:style style:name="P52" style:family="paragraph" style:parent-style-name="Text_20_body">
      <style:text-properties officeooo:rsid="004e8846" officeooo:paragraph-rsid="004e8846"/>
    </style:style>
    <style:style style:name="P53" style:family="paragraph" style:parent-style-name="Text_20_body">
      <style:text-properties style:text-underline-style="none" officeooo:rsid="0036b9cb" officeooo:paragraph-rsid="00462c75"/>
    </style:style>
    <style:style style:name="P54" style:family="paragraph" style:parent-style-name="Text_20_body">
      <style:text-properties style:text-line-through-style="none" style:text-line-through-type="none" style:font-name="Calibri1" officeooo:rsid="004be2cf" officeooo:paragraph-rsid="004be2cf"/>
    </style:style>
    <style:style style:name="P55" style:family="paragraph" style:parent-style-name="Text_20_body">
      <style:text-properties style:use-window-font-color="true" style:text-underline-style="none"/>
    </style:style>
    <style:style style:name="P5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ext_20_body">
      <style:text-properties style:font-name="Calibri1" officeooo:rsid="00581b9b" officeooo:paragraph-rsid="00581b9b"/>
    </style:style>
    <style:style style:name="P58" style:family="paragraph" style:parent-style-name="Heading_20_1" style:master-page-name="Cos">
      <style:paragraph-properties fo:text-align="center" style:justify-single-word="false" style:page-number="auto"/>
    </style:style>
    <style:style style:name="P59" style:family="paragraph" style:parent-style-name="Heading_20_1">
      <style:paragraph-properties fo:break-before="page"/>
      <style:text-properties officeooo:rsid="002c4ece" officeooo:paragraph-rsid="002c4ece"/>
    </style:style>
    <style:style style:name="P60" style:family="paragraph" style:parent-style-name="Heading_20_1">
      <style:paragraph-properties fo:text-align="justify" style:justify-single-word="false" fo:break-before="page"/>
      <style:text-properties officeooo:rsid="002c4ece" officeooo:paragraph-rsid="002d4fe5"/>
    </style:style>
    <style:style style:name="P61" style:family="paragraph" style:parent-style-name="Heading_20_1">
      <style:paragraph-properties fo:text-align="justify" style:justify-single-word="false" fo:break-before="page"/>
      <style:text-properties officeooo:rsid="002c4ece" officeooo:paragraph-rsid="0036b9cb"/>
    </style:style>
    <style:style style:name="P62" style:family="paragraph" style:parent-style-name="Heading_20_1">
      <style:paragraph-properties fo:text-align="justify" style:justify-single-word="false" fo:break-before="page"/>
      <style:text-properties officeooo:rsid="002c4ece" officeooo:paragraph-rsid="003bb519"/>
    </style:style>
    <style:style style:name="P63" style:family="paragraph" style:parent-style-name="Heading_20_1">
      <style:paragraph-properties fo:text-align="justify" style:justify-single-word="false" fo:break-before="page"/>
      <style:text-properties officeooo:rsid="002c4ece" officeooo:paragraph-rsid="003fc282"/>
    </style:style>
    <style:style style:name="P64" style:family="paragraph" style:parent-style-name="Heading_20_1">
      <style:paragraph-properties fo:text-align="justify" style:justify-single-word="false" fo:break-before="page"/>
      <style:text-properties officeooo:paragraph-rsid="00462c75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103ba7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103ba70" style:font-weight-asian="bold" style:font-weight-complex="bold"/>
    </style:style>
    <style:style style:name="T6" style:family="text">
      <style:text-properties fo:font-weight="bold" officeooo:rsid="002e71fb" style:font-weight-asian="bold" style:font-weight-complex="bold"/>
    </style:style>
    <style:style style:name="T7" style:family="text">
      <style:text-properties officeooo:rsid="002b5659"/>
    </style:style>
    <style:style style:name="T8" style:family="text">
      <style:text-properties officeooo:rsid="002c4ece"/>
    </style:style>
    <style:style style:name="T9" style:family="text">
      <style:text-properties officeooo:rsid="002d4fe5"/>
    </style:style>
    <style:style style:name="T10" style:family="text">
      <style:text-properties officeooo:rsid="002f07fd"/>
    </style:style>
    <style:style style:name="T11" style:family="text">
      <style:text-properties officeooo:rsid="0030b43c"/>
    </style:style>
    <style:style style:name="T12" style:family="text">
      <style:text-properties officeooo:rsid="00334b2d"/>
    </style:style>
    <style:style style:name="T13" style:family="text">
      <style:text-properties officeooo:rsid="0036b9cb"/>
    </style:style>
    <style:style style:name="T14" style:family="text">
      <style:text-properties officeooo:rsid="0037825d"/>
    </style:style>
    <style:style style:name="T15" style:family="text">
      <style:text-properties officeooo:rsid="003a178f"/>
    </style:style>
    <style:style style:name="T16" style:family="text">
      <style:text-properties officeooo:rsid="00350403"/>
    </style:style>
    <style:style style:name="T17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18" style:family="text">
      <style:text-properties fo:font-variant="normal" fo:text-transform="none" fo:font-size="12pt" fo:letter-spacing="normal" fo:font-style="normal" fo:font-weight="normal"/>
    </style:style>
    <style:style style:name="T19" style:family="text">
      <style:text-properties officeooo:rsid="003b16a1"/>
    </style:style>
    <style:style style:name="T20" style:family="text">
      <style:text-properties officeooo:rsid="003bb519"/>
    </style:style>
    <style:style style:name="T21" style:family="text">
      <style:text-properties officeooo:rsid="003ed20f"/>
    </style:style>
    <style:style style:name="T22" style:family="text">
      <style:text-properties officeooo:rsid="003fc282"/>
    </style:style>
    <style:style style:name="T23" style:family="text">
      <style:text-properties officeooo:rsid="004087aa"/>
    </style:style>
    <style:style style:name="T24" style:family="text">
      <style:text-properties style:font-name="Calibri1"/>
    </style:style>
    <style:style style:name="T25" style:family="text">
      <style:text-properties style:font-name="Calibri1" officeooo:rsid="00350403"/>
    </style:style>
    <style:style style:name="T26" style:family="text">
      <style:text-properties style:font-name="Calibri1" officeooo:rsid="00462c75"/>
    </style:style>
    <style:style style:name="T27" style:family="text">
      <style:text-properties style:font-name="Calibri1" officeooo:rsid="0043e67a"/>
    </style:style>
    <style:style style:name="T28" style:family="text">
      <style:text-properties officeooo:rsid="00425e37"/>
    </style:style>
    <style:style style:name="T29" style:family="text">
      <style:text-properties officeooo:rsid="00462c75"/>
    </style:style>
    <style:style style:name="T30" style:family="text">
      <style:text-properties fo:color="#f39000" style:font-name="Calibri2" fo:font-size="16pt" fo:font-style="normal" fo:font-weight="bold" officeooo:rsid="00462c75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officeooo:rsid="004cb3dd"/>
    </style:style>
    <style:style style:name="T32" style:family="text">
      <style:text-properties style:text-line-through-style="none" style:text-line-through-type="none" style:font-name="Calibri1" officeooo:rsid="004be2cf"/>
    </style:style>
    <style:style style:name="T33" style:family="text">
      <style:text-properties style:use-window-font-color="true" style:text-underline-style="none"/>
    </style:style>
    <style:style style:name="T34" style:family="text">
      <style:text-properties officeooo:rsid="00581b9b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520798983312" text:id="ct94520798983312">
          <text:insertion>
            <office:change-info>
              <dc:creator>Autor desconocido</dc:creator>
              <dc:date>2020-09-30T08:24:09</dc:date>
            </office:change-info>
          </text:insertion>
        </text:changed-region>
        <text:changed-region xml:id="ct94520798835648" text:id="ct94520798835648">
          <text:insertion>
            <office:change-info>
              <dc:creator>Autor desconocido</dc:creator>
              <dc:date>2020-09-30T08:36:02</dc:date>
            </office:change-info>
          </text:insertion>
        </text:changed-region>
        <text:changed-region xml:id="ct94520799256016" text:id="ct94520799256016">
          <text:insertion>
            <office:change-info>
              <dc:creator>Autor desconocido</dc:creator>
              <dc:date>2020-09-30T08:36:19</dc:date>
            </office:change-info>
          </text:insertion>
        </text:changed-region>
        <text:changed-region xml:id="ct94520799263024" text:id="ct94520799263024">
          <text:insertion>
            <office:change-info>
              <dc:creator>Autor desconocido</dc:creator>
              <dc:date>2020-09-30T08:36:34</dc:date>
            </office:change-info>
          </text:insertion>
        </text:changed-region>
        <text:changed-region xml:id="ct94520799264704" text:id="ct94520799264704">
          <text:insertion>
            <office:change-info>
              <dc:creator>Autor desconocido</dc:creator>
              <dc:date>2020-09-30T08:36:48</dc:date>
            </office:change-info>
          </text:insertion>
        </text:changed-region>
        <text:changed-region xml:id="ct94520799268368" text:id="ct94520799268368">
          <text:insertion>
            <office:change-info>
              <dc:creator>Autor desconocido</dc:creator>
              <dc:date>2020-09-30T08:37:09</dc:date>
            </office:change-info>
          </text:insertion>
        </text:changed-region>
        <text:changed-region xml:id="ct94520799269728" text:id="ct94520799269728">
          <text:insertion>
            <office:change-info>
              <dc:creator>Autor desconocido</dc:creator>
              <dc:date>2020-09-30T08:37:22</dc:date>
            </office:change-info>
          </text:insertion>
        </text:changed-region>
        <text:changed-region xml:id="ct94520799271408" text:id="ct94520799271408">
          <text:insertion>
            <office:change-info>
              <dc:creator>Autor desconocido</dc:creator>
              <dc:date>2020-09-30T08:37:42</dc:date>
            </office:change-info>
          </text:insertion>
        </text:changed-region>
        <text:changed-region xml:id="ct94520799274928" text:id="ct94520799274928">
          <text:insertion>
            <office:change-info>
              <dc:creator>Autor desconocido</dc:creator>
              <dc:date>2020-09-30T08:43:06</dc:date>
            </office:change-info>
          </text:insertion>
        </text:changed-region>
        <text:changed-region xml:id="ct94520799277184" text:id="ct94520799277184">
          <text:insertion>
            <office:change-info>
              <dc:creator>Autor desconocido</dc:creator>
              <dc:date>2020-09-30T08:43:16</dc:date>
            </office:change-info>
          </text:insertion>
        </text:changed-region>
        <text:changed-region xml:id="ct94520799280432" text:id="ct94520799280432">
          <text:insertion>
            <office:change-info>
              <dc:creator>Autor desconocido</dc:creator>
              <dc:date>2020-09-30T08:43:29</dc:date>
            </office:change-info>
          </text:insertion>
        </text:changed-region>
        <text:changed-region xml:id="ct94520799282656" text:id="ct94520799282656">
          <text:insertion>
            <office:change-info>
              <dc:creator>Autor desconocido</dc:creator>
              <dc:date>2020-09-30T08:43:38</dc:date>
            </office:change-info>
          </text:insertion>
        </text:changed-region>
        <text:changed-region xml:id="ct94520799283936" text:id="ct94520799283936">
          <text:insertion>
            <office:change-info>
              <dc:creator>Autor desconocido</dc:creator>
              <dc:date>2020-10-08T08:18:16</dc:date>
            </office:change-info>
          </text:insertion>
        </text:changed-region>
        <text:changed-region xml:id="ct94520799284528" text:id="ct94520799284528">
          <text:insertion>
            <office:change-info>
              <dc:creator>Autor desconocido</dc:creator>
              <dc:date>2020-10-08T08:18:41</dc:date>
            </office:change-info>
          </text:insertion>
        </text:changed-region>
        <text:changed-region xml:id="ct94520799285120" text:id="ct94520799285120">
          <text:insertion>
            <office:change-info>
              <dc:creator>Autor desconocido</dc:creator>
              <dc:date>2020-10-08T08:18:19</dc:date>
            </office:change-info>
          </text:insertion>
        </text:changed-region>
        <text:changed-region xml:id="ct94520799285920" text:id="ct94520799285920">
          <text:insertion>
            <office:change-info>
              <dc:creator>Autor desconocido</dc:creator>
              <dc:date>2020-10-08T08:18:54</dc:date>
            </office:change-info>
          </text:insertion>
        </text:changed-region>
        <text:changed-region xml:id="ct94520799287024" text:id="ct94520799287024">
          <text:insertion>
            <office:change-info>
              <dc:creator>Autor desconocido</dc:creator>
              <dc:date>2020-10-09T09:12:47</dc:date>
            </office:change-info>
          </text:insertion>
        </text:changed-region>
        <text:changed-region xml:id="ct94520799287920" text:id="ct94520799287920">
          <text:insertion>
            <office:change-info>
              <dc:creator>Autor desconocido</dc:creator>
              <dc:date>2020-10-09T09:13:18</dc:date>
            </office:change-info>
          </text:insertion>
        </text:changed-region>
        <text:changed-region xml:id="ct94520841554528" text:id="ct94520841554528">
          <text:insertion>
            <office:change-info>
              <dc:creator>Autoria desconeguda</dc:creator>
              <dc:date>2020-10-22T07:56:53</dc:date>
            </office:change-info>
          </text:insertion>
        </text:changed-region>
        <text:changed-region xml:id="ct94520841748112" text:id="ct94520841748112">
          <text:insertion>
            <office:change-info>
              <dc:creator>Autoria desconeguda</dc:creator>
              <dc:date>2020-10-22T07:57:09</dc:date>
            </office:change-info>
          </text:insertion>
        </text:changed-region>
        <text:changed-region xml:id="ct94520815261296" text:id="ct94520815261296">
          <text:insertion>
            <office:change-info>
              <dc:creator>Autoria desconeguda</dc:creator>
              <dc:date>2020-10-22T07:56:56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9" draw:style-name="gr1"><draw:frame draw:name="Picture 2" draw:style-name="gr2" draw:text-style-name="P65" svg:width="13.553cm" svg:height="2.514cm" svg:x="3.438cm" svg:y="0cm"><draw:image xlink:href="Pictures/10000000000006A400000104CBD0A50C428CBA2A.png" xlink:type="simple" xlink:show="embed" xlink:actuate="onLoad" loext:mime-type="image/png"><text:p/></draw:image></draw:frame><draw:frame draw:name="Picture 3" draw:style-name="gr3" draw:text-style-name="P65" svg:width="3.209cm" svg:height="2.511cm" svg:x="0cm" svg:y="0cm"><draw:image xlink:href="Pictures/10000201000002E6000002BB09F194FEF731D4DD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<text:span text:style-name="T8">PINBAL: </text:span>Control de versions</text:p>
      <text:p text:style-name="P13"><text:span text:style-name="T9">novembre </text:span>de <text:span text:style-name="T2">2018</text:span></text:p>
      <text:p text:style-name="P14">Serveis d’Administració Electrònica en el Govern de les Illes Balears</text:p>
      <text:p text:style-name="P15">Lot 3 (Serveis de tramitació d’expedients electrònics)</text:p>
      <text:p text:style-name="P15"/>
      <text:p text:style-name="P15"/>
      <text:p text:style-name="P15"/>
      <text:p text:style-name="P15"/>
      <text:p text:style-name="P16">Oficina Tècnica de Direcció de Projecte</text:p>
      <text:list xml:id="list1151509667" text:style-name="Outline">
        <text:list-header>
          <text:h text:style-name="P5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1"><text:date style:data-style-name="N37" text:date-value="2018-10-29T12:07:39.175574686" text:fixed="true">29/10/18</text:date></text:p>
          </table:table-cell>
          <table:table-cell table:style-name="Taula1.B3" office:value-type="string">
            <text:p text:style-name="P22">Limit tecnologies</text:p>
          </table:table-cell>
          <table:table-cell table:style-name="Taula1.C3" office:value-type="string">
            <text:p text:style-name="P21">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3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3"/>
          </table:table-cell>
        </table:table-row>
        <table:table-row table:style-name="Taula1.1">
          <table:table-cell table:style-name="Taula1.A5" office:value-type="string">
            <text:p text:style-name="P23"/>
          </table:table-cell>
          <table:table-cell table:style-name="Taula1.B5" office:value-type="string">
            <text:p text:style-name="P23"/>
          </table:table-cell>
          <table:table-cell table:style-name="Taula1.C5" office:value-type="string">
            <text:p text:style-name="P23"/>
          </table:table-cell>
          <table:table-cell table:style-name="Taula1.D5" office:value-type="string">
            <text:p text:style-name="P23"/>
          </table:table-cell>
        </table:table-row>
        <table:table-row table:style-name="Taula1.1">
          <table:table-cell table:style-name="Taula1.A6" office:value-type="string">
            <text:p text:style-name="P23"/>
          </table:table-cell>
          <table:table-cell table:style-name="Taula1.B6" office:value-type="string">
            <text:p text:style-name="P23"/>
          </table:table-cell>
          <table:table-cell table:style-name="Taula1.C6" office:value-type="string">
            <text:p text:style-name="P23"/>
          </table:table-cell>
          <table:table-cell table:style-name="Taula1.D6" office:value-type="string">
            <text:p text:style-name="P2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3"/>
          </table:table-cell>
          <table:table-cell table:style-name="Taula2.B4" office:value-type="string">
            <text:p text:style-name="P23"/>
          </table:table-cell>
          <table:table-cell table:style-name="Taula2.C4" office:value-type="string">
            <text:p text:style-name="P23"/>
          </table:table-cell>
        </table:table-row>
        <table:table-row table:style-name="Taula2.1">
          <table:table-cell table:style-name="Taula2.A5" office:value-type="string">
            <text:p text:style-name="P23"/>
          </table:table-cell>
          <table:table-cell table:style-name="Taula2.B5" office:value-type="string">
            <text:p text:style-name="P23"/>
          </table:table-cell>
          <table:table-cell table:style-name="Taula2.C5" office:value-type="string">
            <text:p text:style-name="P23"/>
          </table:table-cell>
        </table:table-row>
        <table:table-row table:style-name="Taula2.1">
          <table:table-cell table:style-name="Taula2.A6" office:value-type="string">
            <text:p text:style-name="P23"/>
          </table:table-cell>
          <table:table-cell table:style-name="Taula2.B6" office:value-type="string">
            <text:p text:style-name="P23"/>
          </table:table-cell>
          <table:table-cell table:style-name="Taula2.C6" office:value-type="string">
            <text:p text:style-name="P2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3"/>
          </table:table-cell>
          <table:table-cell table:style-name="Taula3.B4" office:value-type="string">
            <text:p text:style-name="P23"/>
          </table:table-cell>
          <table:table-cell table:style-name="Taula3.C4" office:value-type="string">
            <text:p text:style-name="P23"/>
          </table:table-cell>
        </table:table-row>
        <table:table-row table:style-name="Taula3.1">
          <table:table-cell table:style-name="Taula3.A5" office:value-type="string">
            <text:p text:style-name="P23"/>
          </table:table-cell>
          <table:table-cell table:style-name="Taula3.B5" office:value-type="string">
            <text:p text:style-name="P23"/>
          </table:table-cell>
          <table:table-cell table:style-name="Taula3.C5" office:value-type="string">
            <text:p text:style-name="P23"/>
          </table:table-cell>
        </table:table-row>
        <table:table-row table:style-name="Taula3.1">
          <table:table-cell table:style-name="Taula3.A6" office:value-type="string">
            <text:p text:style-name="P23"/>
          </table:table-cell>
          <table:table-cell table:style-name="Taula3.B6" office:value-type="string">
            <text:p text:style-name="P23"/>
          </table:table-cell>
          <table:table-cell table:style-name="Taula3.C6" office:value-type="string">
            <text:p text:style-name="P2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3"/>
          </table:table-cell>
          <table:table-cell table:style-name="Taula6.B4" office:value-type="string">
            <text:p text:style-name="P23"/>
          </table:table-cell>
          <table:table-cell table:style-name="Taula6.C4" office:value-type="string">
            <text:p text:style-name="P23"/>
          </table:table-cell>
        </table:table-row>
        <table:table-row table:style-name="Taula6.1">
          <table:table-cell table:style-name="Taula6.A5" office:value-type="string">
            <text:p text:style-name="P23"/>
          </table:table-cell>
          <table:table-cell table:style-name="Taula6.B5" office:value-type="string">
            <text:p text:style-name="P23"/>
          </table:table-cell>
          <table:table-cell table:style-name="Taula6.C5" office:value-type="string">
            <text:p text:style-name="P23"/>
          </table:table-cell>
        </table:table-row>
        <table:table-row table:style-name="Taula6.1">
          <table:table-cell table:style-name="Taula6.A6" office:value-type="string">
            <text:p text:style-name="P23"/>
          </table:table-cell>
          <table:table-cell table:style-name="Taula6.B6" office:value-type="string">
            <text:p text:style-name="P23"/>
          </table:table-cell>
          <table:table-cell table:style-name="Taula6.C6" office:value-type="string">
            <text:p text:style-name="P23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6"><text:a xlink:type="simple" xlink:href="#__RefHeading___Toc21421_3940995463" text:style-name="Index_20_Link" text:visited-style-name="Index_20_Link">Control de versions del document<text:tab/>2</text:a></text:p>
          <text:p text:style-name="P56"><text:a xlink:type="simple" xlink:href="#__RefHeading___Toc21295_3940995463" text:style-name="Index_20_Link" text:visited-style-name="Index_20_Link">1. Versió 1.4.14<text:tab/>4</text:a></text:p>
          <text:p text:style-name="P56"><text:a xlink:type="simple" xlink:href="#__RefHeading___Toc550_3813171400" text:style-name="Index_20_Link" text:visited-style-name="Index_20_Link">2. Versió 1.4.15<text:tab/>5</text:a></text:p>
          <text:p text:style-name="P56"><text:a xlink:type="simple" xlink:href="#__RefHeading___Toc552_3813171400" text:style-name="Index_20_Link" text:visited-style-name="Index_20_Link">3. Versió 1.4.16<text:tab/>6</text:a></text:p>
          <text:p text:style-name="P56"><text:a xlink:type="simple" xlink:href="#__RefHeading___Toc635_1356175614" text:style-name="Index_20_Link" text:visited-style-name="Index_20_Link">4. Versió 1.4.17<text:tab/>7</text:a></text:p>
          <text:p text:style-name="P56"><text:a xlink:type="simple" xlink:href="#__RefHeading___Toc714_3238567512" text:style-name="Index_20_Link" text:visited-style-name="Index_20_Link">5. Versió 1.4.18<text:tab/>8</text:a></text:p>
          <text:p text:style-name="P56"><text:a xlink:type="simple" xlink:href="#__RefHeading___Toc4685_2077891464" text:style-name="Index_20_Link" text:visited-style-name="Index_20_Link">6. Versió 1.4.1</text:a><text:a xlink:type="simple" xlink:href="#__RefHeading___Toc4685_2077891464" text:style-name="Index_20_Link" text:visited-style-name="Index_20_Link">9</text:a><text:a xlink:type="simple" xlink:href="#__RefHeading___Toc4685_2077891464" text:style-name="Index_20_Link" text:visited-style-name="Index_20_Link"><text:tab/>9</text:a></text:p>
        </text:index-body>
      </text:table-of-content>
      <text:p text:style-name="P5"/>
      <text:list xml:id="list75736292598794" text:continue-numbering="true" text:style-name="Outline">
        <text:list-item>
          <text:h text:style-name="P59" text:outline-level="1"><text:bookmark-start text:name="__RefHeading___Toc21295_3940995463"/>Versió 1.4.14<text:bookmark-end text:name="__RefHeading___Toc21295_3940995463"/></text:h>
        </text:list-item>
      </text:list>
      <text:p text:style-name="Text_20_body"><text:span text:style-name="T4">Data</text:span>: </text:p>
      <text:p text:style-name="Text_20_body"><text:span text:style-name="T7">05</text:span>/1<text:span text:style-name="T9">1</text:span>/2018</text:p>
      <text:p text:style-name="Text_20_body"><text:span text:style-name="T4">Resum</text:span>:</text:p>
      <text:p text:style-name="Text_20_body">Resolució d’error de parseig del fitxer XSD detectats al configurar el servei SVDSCDWS01 de «Comunicación del cambio de domicilio» i problemes detectats accedint al servei de recobriment amb el nou client WS.</text:p>
      <text:p text:style-name="Text_20_body"><text:span text:style-name="T5">Canvis realitzats</text:span><text:span text:style-name="T3">:</text:span></text:p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Text_20_body">#46</text:p>
          </table:table-cell>
          <table:table-cell table:style-name="Taula4.B1" office:value-type="string">
            <text:p text:style-name="Text_20_body">Millorar el suport per al versionat de l'aplicació i les proves.</text:p>
          </table:table-cell>
        </table:table-row>
        <table:table-row>
          <table:table-cell table:style-name="Taula4.A2" office:value-type="string">
            <text:p text:style-name="Text_20_body">#47</text:p>
          </table:table-cell>
          <table:table-cell table:style-name="Taula4.B2" office:value-type="string">
            <text:p text:style-name="Text_20_body">Error al accedir a la pantalla de configuració de formulari pel servei SVDSCDWS01.</text:p>
          </table:table-cell>
        </table:table-row>
        <table:table-row>
          <table:table-cell table:style-name="Taula4.A2" office:value-type="string">
            <text:p text:style-name="Text_20_body">#48</text:p>
          </table:table-cell>
          <table:table-cell table:style-name="Taula4.B2" office:value-type="string">
            <text:p text:style-name="Text_20_body">Error ORA-00904 al accedir al servei.</text:p>
          </table:table-cell>
        </table:table-row>
        <table:table-row>
          <table:table-cell table:style-name="Taula4.A2" office:value-type="string">
            <text:p text:style-name="Text_20_body">#49</text:p>
          </table:table-cell>
          <table:table-cell table:style-name="Taula4.B2" office:value-type="string">
            <text:p text:style-name="Text_20_body">Error al utilitzar la dependència pinbal-ws-client.</text:p>
          </table:table-cell>
        </table:table-row>
      </table:table>
      <text:p text:style-name="Text_20_body"/>
      <text:p text:style-name="Text_20_body"><text:span text:style-name="T4">Base de dades</text:span>:</text:p>
      <text:p text:style-name="Text_20_body">Sense canvis</text:p>
      <text:p text:style-name="Text_20_body"><text:span text:style-name="T6">Paràmetres de configuració</text:span><text:span text:style-name="T3">:</text:span></text:p>
      <text:p text:style-name="Text_20_body">Afegida la propietat per a configurar el path del sistema de fitxers a on es guardaran els fitxers XSD associats amb els serveis SCSP:</text:p>
      <text:p text:style-name="P24"><text:tab/>es.caib.pinbal.xsd.base.path</text:p>
      <text:p text:style-name="Text_20_body"/>
      <text:list xml:id="list75735875483465" text:continue-numbering="true" text:style-name="Outline">
        <text:list-item>
          <text:h text:style-name="P60" text:outline-level="1"><text:bookmark-start text:name="__RefHeading___Toc550_3813171400"/>Versió 1.4.1<text:span text:style-name="T9">5</text:span><text:bookmark-end text:name="__RefHeading___Toc550_3813171400"/></text:h>
        </text:list-item>
      </text:list>
      <text:p text:style-name="P25"><text:span text:style-name="T4">Data</text:span>: </text:p>
      <text:p text:style-name="P25"><text:span text:style-name="T12">12</text:span>/1<text:span text:style-name="T9">1</text:span>/2018</text:p>
      <text:p text:style-name="P25"><text:span text:style-name="T4">Resum</text:span>:</text:p>
      <text:p text:style-name="P26">Resolució d’error ClassCastException <text:span text:style-name="T11">al accedir a les peticions del recobriment.</text:span></text:p>
      <text:p text:style-name="P25"><text:span text:style-name="T5">Canvis realitzats</text:span><text:span text:style-name="T3">:</text:span></text:p>
      <table:table table:name="Taula7" table:style-name="Taula7">
        <table:table-column table:style-name="Taula7.A"/>
        <table:table-column table:style-name="Taula7.B"/>
        <table:table-row>
          <table:table-cell table:style-name="Taula7.A1" office:value-type="string">
            <text:p text:style-name="P25">#<text:span text:style-name="T10">50</text:span></text:p>
          </table:table-cell>
          <table:table-cell table:style-name="Taula7.B1" office:value-type="string">
            <text:p text:style-name="P25">Error ClassCastException en les peticions al servei de recobriment.</text:p>
          </table:table-cell>
        </table:table-row>
        <table:table-row>
          <table:table-cell table:style-name="Taula7.A2" office:value-type="string">
            <text:p text:style-name="P27">#51</text:p>
          </table:table-cell>
          <table:table-cell table:style-name="Taula7.B2" office:value-type="string">
            <text:p text:style-name="P25">Error parsejant resposta al client del recobriment</text:p>
          </table:table-cell>
        </table:table-row>
      </table:table>
      <text:p text:style-name="P25"/>
      <text:p text:style-name="P25"><text:span text:style-name="T4">Base de dades</text:span>:</text:p>
      <text:p text:style-name="P25">Sense canvis</text:p>
      <text:p text:style-name="P26"><text:span text:style-name="T6">Paràmetres de configuració</text:span><text:span text:style-name="T3">:</text:span></text:p>
      <text:p text:style-name="P27">Noves propietats per a controlar el processament dels datos específicos en les respostes retornades pel recobriment:</text:p>
      <text:p text:style-name="P27"><text:tab/><text:span text:style-name="T4">es.caib.pinbal.recobriment.datos.especificos.processar</text:span></text:p>
      <text:p text:style-name="P27"><text:tab/><text:span text:style-name="T4">es.caib.pinbal.recobriment.datos.especificos.incloure.ns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75736015960485" text:continue-numbering="true" text:style-name="Outline">
        <text:list-item>
          <text:h text:style-name="P61" text:outline-level="1"><text:bookmark-start text:name="__RefHeading___Toc552_3813171400"/>Versió 1.4.1<text:span text:style-name="T13">6</text:span><text:bookmark-end text:name="__RefHeading___Toc552_3813171400"/></text:h>
        </text:list-item>
      </text:list>
      <text:p text:style-name="P31"><text:span text:style-name="T4">Data</text:span>: </text:p>
      <text:p text:style-name="P31"><text:span text:style-name="T13">05</text:span>/<text:span text:style-name="T13">03</text:span>/201<text:span text:style-name="T13">9</text:span></text:p>
      <text:p text:style-name="P31"><text:span text:style-name="T4">Resum</text:span>:</text:p>
      <text:p text:style-name="P31"><text:span text:style-name="T19">54: </text:span>Resolució d’error <text:span text:style-name="T14">intentant modificar una entitat. Aquest error generava inconsistència en base de dades. S’ha modificat el funcionament per tal que no es generes aquesta inconsistència. </text:span></text:p>
      <text:p text:style-name="P37">58: Resolució d’error a l’hora de editar el formulari d’un servei.</text:p>
      <text:p text:style-name="P31"><text:span text:style-name="T5">Canvis realitzats</text:span><text:span text:style-name="T3">: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8">#54</text:p>
          </table:table-cell>
          <table:table-cell table:style-name="Tabla1.B1" office:value-type="string">
            <text:p text:style-name="P28">Error intentant modificar una entitat.</text:p>
          </table:table-cell>
        </table:table-row>
        <table:table-row>
          <table:table-cell table:style-name="Tabla1.A2" office:value-type="string">
            <text:p text:style-name="P29">#5<text:span text:style-name="T19">8</text:span></text:p>
          </table:table-cell>
          <table:table-cell table:style-name="Tabla1.B2" office:value-type="string">
            <text:p text:style-name="P36"><text:span text:style-name="T16">Error intentant modificar el formulari d’un servei (</text:span><text:span text:style-name="T17">SVDDGTVEHICULOSANCWS01</text:span><text:span text:style-name="T15">). S’ha controlat que la variable «simpleType» no pugui ser null.</text:span></text:p>
          </table:table-cell>
        </table:table-row>
      </table:table>
      <text:p text:style-name="P31"/>
      <text:p text:style-name="P31"><text:span text:style-name="T4">Base de dades</text:span>:</text:p>
      <text:p text:style-name="P39">Sense canvis</text:p>
      <text:p text:style-name="P31"><text:span text:style-name="T6">Paràmetres de configuració</text:span><text:span text:style-name="T3">:</text:span></text:p>
      <text:p text:style-name="P32">Sense canvis</text:p>
      <text:p text:style-name="P32"/>
      <text:list xml:id="list75735448952924" text:continue-numbering="true" text:style-name="Outline">
        <text:list-item>
          <text:h text:style-name="P62" text:outline-level="1"><text:bookmark-start text:name="__RefHeading___Toc635_1356175614"/>Versió 1.4.<text:span text:style-name="T20">17</text:span><text:bookmark-end text:name="__RefHeading___Toc635_1356175614"/></text:h>
        </text:list-item>
      </text:list>
      <text:p text:style-name="P38"><text:span text:style-name="T4">Data</text:span>: </text:p>
      <text:p text:style-name="P38"><text:span text:style-name="T20">02/06</text:span>/201<text:span text:style-name="T13">9</text:span></text:p>
      <text:p text:style-name="P38"><text:span text:style-name="T4">Resum</text:span>:</text:p>
      <text:p text:style-name="P38">Actualitza<text:span text:style-name="T20">ció </text:span>de les llibreries SCSP <text:span text:style-name="T20">a la versió 4.22.0.</text:span></text:p>
      <text:p text:style-name="P38"><text:span text:style-name="T5">Canvis realitzats</text:span><text:span text:style-name="T3">:</text:span></text:p>
      <table:table table:name="Taula8" table:style-name="Taula8">
        <table:table-column table:style-name="Taula8.A"/>
        <table:table-column table:style-name="Taula8.B"/>
        <table:table-row>
          <table:table-cell table:style-name="Taula8.A1" office:value-type="string">
            <text:p text:style-name="P39">#58</text:p>
          </table:table-cell>
          <table:table-cell table:style-name="Taula8.B1" office:value-type="string">
            <text:p text:style-name="P38">NullpointerException al configurar el formulari del servei</text:p>
          </table:table-cell>
        </table:table-row>
        <table:table-row>
          <table:table-cell table:style-name="Taula8.A2" office:value-type="string">
            <text:p text:style-name="P30">#5<text:span text:style-name="T20">9</text:span></text:p>
          </table:table-cell>
          <table:table-cell table:style-name="Taula8.B2" office:value-type="string">
            <text:p text:style-name="P38">Actualitzar versió de les llibreries SCSP </text:p>
          </table:table-cell>
        </table:table-row>
        <table:table-row>
          <table:table-cell table:style-name="Taula8.A3" office:value-type="string">
            <text:p text:style-name="P39">#67</text:p>
          </table:table-cell>
          <table:table-cell table:style-name="Taula8.B3" office:value-type="string">
            <text:p text:style-name="P38">PINBAL es queda sense connexions a BBDD <text:span text:style-name="T21">(afegides traces)</text:span></text:p>
          </table:table-cell>
        </table:table-row>
      </table:table>
      <text:p text:style-name="P38"/>
      <text:p text:style-name="P38"><text:span text:style-name="T4">Base de dades</text:span>:</text:p>
      <text:p text:style-name="P39">59.sql – Actualizació versió de les llibreries SCSP</text:p>
      <text:p text:style-name="P38"><text:span text:style-name="T6">Paràmetres de configuració</text:span><text:span text:style-name="T3">:</text:span></text:p>
      <text:p text:style-name="P33">Sense canvis</text:p>
      <text:p text:style-name="P33"/>
      <text:list xml:id="list75735503876635" text:continue-numbering="true" text:style-name="Outline">
        <text:list-item>
          <text:h text:style-name="P63" text:outline-level="1"><text:bookmark-start text:name="__RefHeading___Toc714_3238567512"/>Versió 1.4.<text:span text:style-name="T20">1</text:span><text:span text:style-name="T22">8</text:span><text:bookmark-end text:name="__RefHeading___Toc714_3238567512"/></text:h>
        </text:list-item>
      </text:list>
      <text:p text:style-name="P42"><text:span text:style-name="T4">Data</text:span>: </text:p>
      <text:p text:style-name="P42"><text:span text:style-name="T20">0</text:span><text:span text:style-name="T22">1</text:span><text:span text:style-name="T20">/0</text:span><text:span text:style-name="T22">7</text:span>/20<text:span text:style-name="T22">20</text:span></text:p>
      <text:p text:style-name="P42"><text:span text:style-name="T4">Resum</text:span>:</text:p>
      <text:p text:style-name="P43">Addició de filtres a les taules de la plataforma</text:p>
      <text:p text:style-name="P42"><text:span text:style-name="T5">Canvis realitzats</text:span><text:span text:style-name="T3">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<text:span text:style-name="T16">#</text:span><text:span text:style-name="T22">66</text:span></text:p>
          </table:table-cell>
          <table:table-cell table:style-name="Tabla2.B1" office:value-type="string">
            <text:p text:style-name="P44"><text:span text:style-name="T18">Inclusió del codi DIR3 dins el segment de dades genèriques</text:span> </text:p>
          </table:table-cell>
        </table:table-row>
        <table:table-row>
          <table:table-cell table:style-name="Tabla2.A2" office:value-type="string">
            <text:p text:style-name="P44">#67</text:p>
          </table:table-cell>
          <table:table-cell table:style-name="Tabla2.B2" office:value-type="string">
            <text:p text:style-name="P44">PINBAL es queda sense connexions a BBDD <text:span text:style-name="T21">(afegides traces)</text:span></text:p>
          </table:table-cell>
        </table:table-row>
        <table:table-row>
          <table:table-cell table:style-name="Tabla2.A2" office:value-type="string">
            <text:p text:style-name="P44">#70</text:p>
          </table:table-cell>
          <table:table-cell table:style-name="Tabla2.B2" office:value-type="string">
            <text:p text:style-name="P44"><text:span text:style-name="T18">Afegir filtres a la gestió de serveis</text:span> </text:p>
          </table:table-cell>
        </table:table-row>
        <table:table-row>
          <table:table-cell table:style-name="Tabla2.A2" office:value-type="string">
            <text:p text:style-name="P44">#71</text:p>
          </table:table-cell>
          <table:table-cell table:style-name="Tabla2.B2" office:value-type="string">
            <text:p text:style-name="P44"><text:span text:style-name="T18">Afegir filtres a la gestió d'Entitats</text:span> </text:p>
          </table:table-cell>
        </table:table-row>
        <table:table-row>
          <table:table-cell table:style-name="Tabla2.A2" office:value-type="string">
            <text:p text:style-name="P44">#72</text:p>
          </table:table-cell>
          <table:table-cell table:style-name="Tabla2.B2" office:value-type="string">
            <text:p text:style-name="P44">Revisar dades de la sessió</text:p>
          </table:table-cell>
        </table:table-row>
        <table:table-row>
          <table:table-cell table:style-name="Tabla2.A2" office:value-type="string">
            <text:p text:style-name="P44">#77</text:p>
          </table:table-cell>
          <table:table-cell table:style-name="Tabla2.B2" office:value-type="string">
            <text:p text:style-name="P44"><text:span text:style-name="T18">Afegir filtre per rol a la gestió d'Usuaris</text:span> </text:p>
          </table:table-cell>
        </table:table-row>
        <table:table-row>
          <table:table-cell table:style-name="Tabla2.A2" office:value-type="string">
            <text:p text:style-name="P44">#78</text:p>
          </table:table-cell>
          <table:table-cell table:style-name="Tabla2.B2" office:value-type="string">
            <text:p text:style-name="P44"><text:span text:style-name="T18">Afegir filtre al desplegable d'entitats</text:span> </text:p>
          </table:table-cell>
        </table:table-row>
        <table:table-row>
          <table:table-cell table:style-name="Tabla2.A2" office:value-type="string">
            <text:p text:style-name="P44">#79</text:p>
          </table:table-cell>
          <table:table-cell table:style-name="Tabla2.B2" office:value-type="string">
            <text:p text:style-name="P44"><text:span text:style-name="T18">Afegir nom d'usuari a la finestra de modificació</text:span> </text:p>
          </table:table-cell>
        </table:table-row>
        <table:table-row>
          <table:table-cell table:style-name="Tabla2.A2" office:value-type="string">
            <text:p text:style-name="P44">#80</text:p>
          </table:table-cell>
          <table:table-cell table:style-name="Tabla2.B2" office:value-type="string">
            <text:p text:style-name="P44"><text:span text:style-name="T18">Afegir codi de procediment i de servei</text:span> </text:p>
          </table:table-cell>
        </table:table-row>
        <table:table-row>
          <table:table-cell table:style-name="Tabla2.A10" office:value-type="string">
            <text:p text:style-name="P45">#83</text:p>
          </table:table-cell>
          <table:table-cell table:style-name="Tabla2.B10" office:value-type="string">
            <text:p text:style-name="P44">Afegir filtre i codi del procediment/servei als desplegables de la gestió d'usuaris</text:p>
          </table:table-cell>
        </table:table-row>
      </table:table>
      <text:p text:style-name="P42"/>
      <text:p text:style-name="P42"><text:span text:style-name="T4">Base de dades</text:span>:</text:p>
      <text:p text:style-name="P41"><text:span text:style-name="T23">6</text:span><text:span text:style-name="T28">6</text:span>.sql – <text:span text:style-name="T24">PINBAL es queda sense connexions a BBDD</text:span></text:p>
      <text:p text:style-name="P40"><text:span text:style-name="T23">67</text:span>.sql – <text:span text:style-name="T24">PINBAL es queda sense connexions a BBDD</text:span></text:p>
      <text:p text:style-name="P42"><text:span text:style-name="T6">Paràmetres de configuració</text:span><text:span text:style-name="T3">:</text:span></text:p>
      <text:p text:style-name="P34">Sense canvis</text:p>
      <text:p text:style-name="P34"/>
      <text:p text:style-name="P34"/>
      <text:list xml:id="list75736476614711" text:continue-numbering="true" text:style-name="Outline">
        <text:list-item>
          <text:h text:style-name="P64" text:outline-level="1"><text:bookmark-start text:name="__RefHeading___Toc4685_2077891464"/><text:span text:style-name="T8">Versió 1.4.</text:span><text:span text:style-name="T20">1</text:span><text:span text:style-name="T30">9</text:span><text:bookmark-end text:name="__RefHeading___Toc4685_2077891464"/></text:h>
        </text:list-item>
      </text:list>
      <text:p text:style-name="P50"><text:span text:style-name="T4">Data</text:span>: </text:p>
      <text:p text:style-name="P50"><text:span text:style-name="T29">30</text:span><text:span text:style-name="T20">/0</text:span><text:span text:style-name="T29">9</text:span>/20<text:span text:style-name="T22">20</text:span></text:p>
      <text:p text:style-name="P50"><text:span text:style-name="T4">Resum</text:span>:</text:p>
      <text:p text:style-name="P51"><text:span text:style-name="T31">Renovació i m</text:span>odernització de la vista</text:p>
      <text:p text:style-name="P50"><text:span text:style-name="T5">Canvis realitzats</text:span><text:span text:style-name="T3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0"><text:span text:style-name="T25">#</text:span><text:span text:style-name="T26">56</text:span></text:p>
          </table:table-cell>
          <table:table-cell table:style-name="Tabla3.B1" office:value-type="string">
            <text:p text:style-name="P55"><text:change-start text:change-id="ct94520798983312"/>Optimització consulta de peticions amb rol administrador<text:change-end text:change-id="ct94520798983312"/></text:p>
          </table:table-cell>
        </table:table-row>
        <table:table-row>
          <table:table-cell table:style-name="Tabla3.A2" office:value-type="string">
            <text:p text:style-name="P51">#60</text:p>
          </table:table-cell>
          <table:table-cell table:style-name="Tabla3.B2" office:value-type="string">
            <text:p text:style-name="P55"><text:change-start text:change-id="ct94520798835648"/>Permetre especificar un valor per al camp CodigoUnidadTramitadora<text:change-end text:change-id="ct94520798835648"/></text:p>
          </table:table-cell>
        </table:table-row>
        <table:table-row>
          <table:table-cell table:style-name="Tabla3.A2" office:value-type="string">
            <text:p text:style-name="P50"><text:span text:style-name="T24">#6</text:span><text:span text:style-name="T26">2</text:span></text:p>
          </table:table-cell>
          <table:table-cell table:style-name="Tabla3.B2" office:value-type="string">
            <text:p text:style-name="P55"><text:change-start text:change-id="ct94520799256016"/>Permetre agrupar els procediments definits a PINBAL<text:change-end text:change-id="ct94520799256016"/></text:p>
          </table:table-cell>
        </table:table-row>
        <table:table-row>
          <table:table-cell table:style-name="Tabla3.A2" office:value-type="string">
            <text:p text:style-name="P50"><text:span text:style-name="T24">#</text:span><text:span text:style-name="T26">68</text:span></text:p>
          </table:table-cell>
          <table:table-cell table:style-name="Tabla3.B2" office:value-type="string">
            <text:p text:style-name="P55"><text:change-start text:change-id="ct94520799263024"/>Integració amb arxiu per emmagatzemar el justificant i integrar amb CONCSV.<text:change-end text:change-id="ct94520799263024"/></text:p>
          </table:table-cell>
        </table:table-row>
        <table:table-row>
          <table:table-cell table:style-name="Tabla3.A2" office:value-type="string">
            <text:p text:style-name="P50"><text:span text:style-name="T24">#</text:span><text:span text:style-name="T26">69</text:span></text:p>
          </table:table-cell>
          <table:table-cell table:style-name="Tabla3.B2" office:value-type="string">
            <text:p text:style-name="P55"><text:change-start text:change-id="ct94520799264704"/>Integració amb la firma de servidor portafib<text:change-end text:change-id="ct94520799264704"/></text:p>
          </table:table-cell>
        </table:table-row>
        <table:table-row>
          <table:table-cell table:style-name="Tabla3.A2" office:value-type="string">
            <text:p text:style-name="P50"><text:span text:style-name="T24">#7</text:span><text:span text:style-name="T26">6</text:span></text:p>
          </table:table-cell>
          <table:table-cell table:style-name="Tabla3.B2" office:value-type="string">
            <text:p text:style-name="Text_20_body"><text:change-start text:change-id="ct94520799268368"/><text:a xlink:type="simple" xlink:href="https://github.com/GovernIB/pinbal/issues/76" office:target-frame-name="_blank" xlink:show="new" text:style-name="Internet_20_link" text:visited-style-name="Visited_20_Internet_20_Link"><text:span text:style-name="T33">Renovar intefície i capçalera</text:span></text:a><text:change-end text:change-id="ct94520799268368"/></text:p>
          </table:table-cell>
        </table:table-row>
        <table:table-row>
          <table:table-cell table:style-name="Tabla3.A2" office:value-type="string">
            <text:p text:style-name="P50"><text:span text:style-name="T24">#</text:span><text:span text:style-name="T26">82</text:span></text:p>
          </table:table-cell>
          <table:table-cell table:style-name="Tabla3.B2" office:value-type="string">
            <text:p text:style-name="P55"><text:change-start text:change-id="ct94520799269728"/>Convertir la lletra del DNI a majúscules a les consultes<text:change-end text:change-id="ct94520799269728"/></text:p>
          </table:table-cell>
        </table:table-row>
        <table:table-row>
          <table:table-cell table:style-name="Tabla3.A2" office:value-type="string">
            <text:p text:style-name="P50"><text:span text:style-name="T24">#</text:span><text:span text:style-name="T26">84</text:span></text:p>
          </table:table-cell>
          <table:table-cell table:style-name="Tabla3.B2" office:value-type="string">
            <text:p text:style-name="P55"><text:change-start text:change-id="ct94520799271408"/>Substituir el caràcter # pel codi HTML equivalent a les URLs<text:change-end text:change-id="ct94520799271408"/></text:p>
          </table:table-cell>
        </table:table-row>
        <table:table-row>
          <table:table-cell table:style-name="Tabla3.A2" office:value-type="string">
            <text:p text:style-name="P50"><text:span text:style-name="T24">#</text:span><text:span text:style-name="T26">85</text:span></text:p>
          </table:table-cell>
          <table:table-cell table:style-name="Tabla3.B2" office:value-type="string">
            <text:p text:style-name="Text_20_body"><text:change-start text:change-id="ct94520799274928"/><text:a xlink:type="simple" xlink:href="https://github.com/GovernIB/pinbal/issues/85" office:target-frame-name="_blank" xlink:show="new" text:style-name="Internet_20_link" text:visited-style-name="Visited_20_Internet_20_Link"><text:span text:style-name="T33">Actualització disseny taules estàtiques</text:span></text:a><text:change-end text:change-id="ct94520799274928"/></text:p>
          </table:table-cell>
        </table:table-row>
        <table:table-row>
          <table:table-cell table:style-name="Tabla3.A2" office:value-type="string">
            <text:p text:style-name="P47">#8<text:span text:style-name="T29">6</text:span></text:p>
          </table:table-cell>
          <table:table-cell table:style-name="Tabla3.B2" office:value-type="string">
            <text:p text:style-name="Text_20_body"><text:change-start text:change-id="ct94520799277184"/><text:a xlink:type="simple" xlink:href="https://github.com/GovernIB/pinbal/issues/86" office:target-frame-name="_blank" xlink:show="new" text:style-name="Internet_20_link" text:visited-style-name="Visited_20_Internet_20_Link"><text:span text:style-name="T33">Actualització disseny finestres modals</text:span></text:a><text:change-end text:change-id="ct94520799277184"/></text:p>
          </table:table-cell>
        </table:table-row>
        <table:table-row>
          <table:table-cell table:style-name="Tabla3.A2" office:value-type="string">
            <text:p text:style-name="P50"><text:span text:style-name="T27">#8</text:span><text:span text:style-name="T26">7</text:span></text:p>
          </table:table-cell>
          <table:table-cell table:style-name="Tabla3.B2" office:value-type="string">
            <text:p text:style-name="Text_20_body"><text:change-start text:change-id="ct94520799280432"/><text:a xlink:type="simple" xlink:href="https://github.com/GovernIB/pinbal/issues/87" office:target-frame-name="_blank" xlink:show="new" text:style-name="Internet_20_link" text:visited-style-name="Visited_20_Internet_20_Link"><text:span text:style-name="T33">No es poden enviar peticions SCSP</text:span></text:a><text:change-end text:change-id="ct94520799280432"/></text:p>
          </table:table-cell>
        </table:table-row>
        <table:table-row>
          <table:table-cell table:style-name="Tabla3.A2" office:value-type="string">
            <text:p text:style-name="P46">#8<text:span text:style-name="T29">8</text:span></text:p>
          </table:table-cell>
          <table:table-cell table:style-name="Tabla3.B2" office:value-type="string">
            <text:p text:style-name="Text_20_body"><text:change-start text:change-id="ct94520799282656"/><text:a xlink:type="simple" xlink:href="https://github.com/GovernIB/pinbal/issues/88" office:target-frame-name="_blank" xlink:show="new" text:style-name="Internet_20_link" text:visited-style-name="Visited_20_Internet_20_Link"><text:span text:style-name="T33">Problema amb els camps de tipus enum a producció</text:span></text:a><text:change-end text:change-id="ct94520799282656"/></text:p>
          </table:table-cell>
        </table:table-row>
        <table:table-row>
          <table:table-cell table:style-name="Tabla3.A2" office:value-type="string">
            <text:p text:style-name="P48"><text:change-start text:change-id="ct94520799283936"/>#90<text:change-end text:change-id="ct94520799283936"/></text:p>
          </table:table-cell>
          <table:table-cell table:style-name="Tabla3.B2" office:value-type="string">
            <text:p text:style-name="Text_20_body"><text:change-start text:change-id="ct94520799284528"/>Les consultes no apareixen ordenades per data<text:change-end text:change-id="ct94520799284528"/></text:p>
          </table:table-cell>
        </table:table-row>
        <table:table-row>
          <table:table-cell table:style-name="Tabla3.A2" office:value-type="string">
            <text:p text:style-name="P48"><text:change-start text:change-id="ct94520799285120"/>#91<text:change-end text:change-id="ct94520799285120"/></text:p>
          </table:table-cell>
          <table:table-cell table:style-name="Tabla3.B2" office:value-type="string">
            <text:p text:style-name="Text_20_body"><text:change-start text:change-id="ct94520799285920"/>Error HTTP 404 al consultar error de generació de justificant<text:change-end text:change-id="ct94520799285920"/></text:p>
          </table:table-cell>
        </table:table-row>
        <table:table-row>
          <table:table-cell table:style-name="Tabla3.A2" office:value-type="string">
            <text:p text:style-name="P49"><text:change-start text:change-id="ct94520799287024"/>#92<text:change-end text:change-id="ct94520799287024"/></text:p>
          </table:table-cell>
          <table:table-cell table:style-name="Tabla3.B2" office:value-type="string">
            <text:p text:style-name="Text_20_body"><text:change-start text:change-id="ct94520799287920"/>Evitar bucle permanent al generar justificants de peticions amb errors<text:change-end text:change-id="ct94520799287920"/></text:p>
          </table:table-cell>
        </table:table-row>
        <table:table-row>
          <table:table-cell table:style-name="Tabla3.A2" office:value-type="string">
            <text:p text:style-name="P57"><text:change-start text:change-id="ct94520841554528"/>#100<text:change-end text:change-id="ct94520841554528"/></text:p>
          </table:table-cell>
          <table:table-cell table:style-name="Tabla3.B2" office:value-type="string">
            <text:p text:style-name="Text_20_body"><text:change-start text:change-id="ct94520841748112"/>Error en les consultes de serveis amb camps de tipus DAT<text:span text:style-name="T34">A</text:span><text:change-end text:change-id="ct94520841748112"/></text:p>
          </table:table-cell>
        </table:table-row>
        <table:table-row>
          <table:table-cell table:style-name="Tabla3.A17" office:value-type="string">
            <text:p text:style-name="P57"><text:change-start text:change-id="ct94520815261296"/>#101<text:change-end text:change-id="ct94520815261296"/></text:p>
          </table:table-cell>
          <table:table-cell table:style-name="Tabla3.B17" office:value-type="string">
            <text:p text:style-name="Text_20_body">Error al mostrar tipus de documents al formulari de consulta</text:p>
          </table:table-cell>
        </table:table-row>
      </table:table>
      <text:p text:style-name="P50"/>
      <text:p text:style-name="P50"><text:soft-page-break/><text:span text:style-name="T4">Base de dades</text:span>:</text:p>
      <text:p text:style-name="P54">62.sql - Permetre agrupar els procediments definits a PINBAL</text:p>
      <text:p text:style-name="P54">68.sql - Integració amb arxiu per emmagatzemar el justificant i integrar amb CONCSV.</text:p>
      <text:p text:style-name="P50"><text:span text:style-name="T6">Paràmetres de configuració</text:span><text:span text:style-name="T3">:</text:span></text:p>
      <text:p text:style-name="P52">62.properties - <text:span text:style-name="T32">Permetre agrupar els procediments definits a PINBAL</text:span></text:p>
      <text:p text:style-name="P52">68.properties - <text:span text:style-name="T32">ntegració amb arxiu per emmagatzemar el justificant i integrar amb CONCSV.</text:span></text:p>
      <text:p text:style-name="P52">69.properties - <text:span text:style-name="T24">Integració amb la firma de servidor portafib</text:span></text:p>
      <text:p text:style-name="P35"/>
      <text:p text:style-name="P35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Arial Narrow" svg:font-family="'Arial Narrow'" style:font-family-generic="swiss"/>
    <style:font-face style:name="Calibri" svg:font-family="Calibri" style:font-family-generic="swiss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919cm"/>
    </style:style>
    <style:style style:name="Taula5.C" style:family="table-column">
      <style:table-column-properties style:column-width="2.799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CBD0A50C428CBA2A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09F194FEF731D4DD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PBL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0</text:page-number></text:span><text:span text:style-name="MT1"><text:s/>/ </text:span><text:span text:style-name="MT1"><text:page-count>1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10-22T07:57:35.117404949">22/10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09:31:47.203000000</meta:creation-date>
    <meta:editing-duration>PT2H3M20S</meta:editing-duration>
    <meta:editing-cycles>39</meta:editing-cycles>
    <meta:generator>LibreOffice/6.4.6.2$Linux_X86_64 LibreOffice_project/40$Build-2</meta:generator>
    <dc:date>2020-10-22T07:57:35.014315447</dc:date>
    <meta:document-statistic meta:table-count="12" meta:image-count="0" meta:object-count="0" meta:page-count="10" meta:paragraph-count="188" meta:word-count="791" meta:character-count="5151" meta:non-whitespace-character-count="4531"/>
  </office:meta>
</office:document-meta>
</file>